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2.873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5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d7" fo:wrap-option="wrap" style:rotation-align="none" style:vertical-align="top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6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33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exercicio 1" table:style-name="ta1">
        <table:table-column table:style-name="co1" table:default-cell-style-name="ce2"/>
        <table:table-column table:style-name="co2" table:default-cell-style-name="ce24"/>
        <table:table-column table:style-name="co3" table:default-cell-style-name="ce2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1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20" office:value-type="string" calcext:value-type="string" table:number-columns-spanned="5" table:number-rows-spanned="1">
            <text:p>Supondo um computador IAS, escreva um programa (ver comandos na tabela) para: gravar o valor 2 no endereço 2 da memória, depois ler o conteúdo da memória no endereço 3 e multiplicar este valor por 2, depois armazenar este resultado no endereço 4. Então testar se este mesmo valor for maior que 5 e caso for armazenar no endereço 5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number-columns-repeated="2"/>
          <table:table-cell table:style-name="ce17"/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/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/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6">
          <table:table-cell table:number-columns-repeated="15"/>
        </table:table-row>
        <table:table-row table:style-name="ro6" table:number-rows-repeated="2">
          <table:table-cell table:number-columns-repeated="15"/>
        </table:table-row>
        <table:table-row table:style-name="ro6">
          <table:table-cell table:number-columns-repeated="15"/>
        </table:table-row>
      </table:table>
      <table:table table:name="exercício 2" table:style-name="ta1">
        <table:table-column table:style-name="co1" table:default-cell-style-name="ce2"/>
        <table:table-column table:style-name="co2" table:default-cell-style-name="ce24"/>
        <table:table-column table:style-name="co3" table:default-cell-style-name="ce2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2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7">
          <table:table-cell table:style-name="ce20" office:value-type="string" calcext:value-type="string" table:number-columns-spanned="5" table:number-rows-spanned="1">
            <text:p>Supondo um computador IAS , escreva as instruções de um programa (ver comandos na tabela) para ler o conteúdo do endereço 12 da memória, multiplicar este por 2, depois caso for maior ou igual a 10, somar o valor 5 e armazenar o conteúdo no endereço 12, caso contrário subtrair 1 e armazenar no endereço 18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number-columns-repeated="2"/>
          <table:table-cell table:style-name="ce17"/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/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/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3" table:style-name="ta1">
        <table:table-column table:style-name="co1" table:default-cell-style-name="ce2"/>
        <table:table-column table:style-name="co2" table:default-cell-style-name="ce24"/>
        <table:table-column table:style-name="co3" table:default-cell-style-name="ce2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3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7">
          <table:table-cell table:style-name="ce20" office:value-type="string" calcext:value-type="string" table:number-columns-spanned="5" table:number-rows-spanned="1">
            <text:p>Supondo um computador IAS que tenha uma porta de entrada do mouse com endereço 1 , escreva as instruções de um programa (ver comandos na tabela) para ficar lendo a entrada e quando o valor da porta de entrada valer &gt;=4 deve-se escrever "1" no endereço 14, quando a entrada valer &gt;=6 deve-se escrever "2" no endereço 15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number-columns-repeated="2"/>
          <table:table-cell table:style-name="ce17"/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/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/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157E+308" style:apply-style-name="N116P0"/>
    </number:tex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number:date-style style:name="N121P0" style:volatile="true">
      <number:day number:style="long"/>
      <number:text>/</number:text>
      <number:month number:style="long"/>
      <number:text>/</number:text>
      <number:year/>
    </number:date-style>
    <number:text-style style:name="N121">
      <number:text-content/>
      <style:map style:condition="value()&lt;=1.7976931348623157E+308" style:apply-style-name="N121P0"/>
    </number:text-style>
    <number:date-style style:name="N123P0" style:volatile="true">
      <number:day/>
      <number:text>/</number:text>
      <number:month/>
    </number:date-style>
    <number:text-style style:name="N123">
      <number:text-content/>
      <style:map style:condition="value()&lt;=1.7976931348623157E+308" style:apply-style-name="N123P0"/>
    </number:text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4" number:min-decimal-places="4" number:min-integer-digits="1"/>
    </number:number-style>
    <number:date-style style:name="N144P0" style:volatile="true">
      <number:day/>
      <number:text>/</number:text>
      <number:month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date-style style:name="N10119" number:language="pt" number:country="BR">
      <number:day/>
      <number:text>/</number:text>
      <number:month/>
      <number:text>/</number:text>
      <number:year number:style="long"/>
    </number:date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09T22:41:19.978000000</meta:creation-date>
    <dc:date>2024-11-18T16:24:58.613000000</dc:date>
    <meta:editing-duration>PT5H20M57S</meta:editing-duration>
    <meta:editing-cycles>35</meta:editing-cycles>
    <meta:generator>LibreOffice/24.2.5.2$Windows_X86_64 LibreOffice_project/bffef4ea93e59bebbeaf7f431bb02b1a39ee8a59</meta:generator>
    <meta:document-statistic meta:table-count="3" meta:cell-count="165" meta:object-count="0"/>
  </office:meta>
</office:document-meta>
</file>